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ay-way-way-slides-page1.png" manifest:media-type="image/png"/>
  <manifest:file-entry manifest:full-path="Pictures/way-way-way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y-way-wa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y-way-wa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